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4567551389640443" text:style-name="L1">
        <text:list-item>
          <text:p text:style-name="P1">symboles top et bottom pour vrai et faux</text:p>
        </text:list-item>
        <text:list-item>
          <text:p text:style-name="P1">a → b</text:p>
          <text:list>
            <text:list-item>
              <text:p text:style-name="P1">vrai si a faux ou b vrai</text:p>
            </text:list-item>
            <text:list-item>
              <text:p text:style-name="P1">faux si a vrai et b faux</text:p>
            </text:list-item>
          </text:list>
        </text:list-item>
        <text:list-item>
          <text:p text:style-name="P1">correspondances et / ou</text:p>
          <text:list>
            <text:list-item>
              <text:p text:style-name="P1">ensemble de propositions séparées par des "ou" équivaut a l'"inverse" (non) de l'ensemble des propositions séparées par des "et", et vice versa</text:p>
            </text:list-item>
          </text:list>
        </text:list-item>
        <text:list-item>
          <text:p text:style-name="P1">paranthésages avec que des ou (respectivement que des et) dans et hors des paranthèses : on peut supprimer les paranthèses</text:p>
        </text:list-item>
        <text:list-item>
          <text:p text:style-name="P1">passage d'une forme canonique a une autre :</text:p>
          <text:list>
            <text:list-item>
              <text:p text:style-name="P1">une forme canonique = que des et dans les paranthèses et des ou hors des paranthèses, ou l'inverse</text:p>
            </text:list-item>
            <text:list-item>
              <text:p text:style-name="P1">pour passer d'une forme a l'autre, factoriser (intuitif dans un sens, moins dans l'autre)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26T14:25:35</meta:creation-date>
    <dc:date>2015-01-26T16:11:52</dc:date>
    <dc:creator>yjfjyf jjku</dc:creator>
    <meta:editing-duration>PT1H46M20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1" meta:paragraph-count="10" meta:word-count="121" meta:character-count="621"/>
  </office:meta>
</office:document-meta>
</file>